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77bc65" draw:textarea-horizontal-align="justify" draw:textarea-vertical-align="middle" draw:auto-grow-height="false" fo:min-height="0.437cm" fo:min-width="4.023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77bc65" draw:textarea-horizontal-align="justify" draw:textarea-vertical-align="middle" draw:auto-grow-height="false" fo:min-height="1.125cm" fo:min-width="4.023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437cm" fo:min-width="4.023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1.125cm" fo:min-width="4.023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solid" draw:fill-color="#ffffa6" draw:textarea-horizontal-align="justify" draw:textarea-vertical-align="middle" draw:auto-grow-height="false" fo:min-height="0.437cm" fo:min-width="4.023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="solid" draw:fill-color="#ffffa6" draw:textarea-horizontal-align="justify" draw:textarea-vertical-align="middle" draw:auto-grow-height="false" fo:min-height="1.125cm" fo:min-width="4.023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ffa6" draw:textarea-horizontal-align="justify" draw:textarea-vertical-align="middle" draw:auto-grow-height="false" fo:min-height="0.437cm" fo:min-width="4.023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solid" draw:fill-color="#ffffa6" draw:textarea-horizontal-align="justify" draw:textarea-vertical-align="middle" draw:auto-grow-height="false" fo:min-height="1.125cm" fo:min-width="4.023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solid" draw:fill-color="#ffffa6" draw:textarea-horizontal-align="justify" draw:textarea-vertical-align="middle" draw:auto-grow-height="false" fo:min-height="1.125cm" fo:min-width="4.023cm" loext:decorative="false"/>
      <style:paragraph-properties style:writing-mode="lr-tb"/>
    </style:style>
    <style:style style:name="gr11" style:family="graphic" style:parent-style-name="standard">
      <style:graphic-properties draw:stroke="none" draw:fill="gradient" draw:fill-color="#729fcf" draw:fill-gradient-name="Gradient_20_18" draw:textarea-horizontal-align="justify" draw:textarea-vertical-align="middle" draw:auto-grow-height="false" fo:min-height="0.437cm" fo:min-width="4.023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gradient" draw:fill-color="#729fcf" draw:fill-gradient-name="Gradient_20_18" draw:textarea-horizontal-align="justify" draw:textarea-vertical-align="middle" draw:auto-grow-height="false" fo:min-height="1.125cm" fo:min-width="4.023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8e86ae" draw:textarea-horizontal-align="justify" draw:textarea-vertical-align="middle" draw:auto-grow-height="false" fo:min-height="0.437cm" fo:min-width="4.023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8e86ae" draw:textarea-horizontal-align="justify" draw:textarea-vertical-align="middle" draw:auto-grow-height="false" fo:min-height="1.125cm" fo:min-width="4.023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solid" draw:fill-color="#ffb66c" draw:textarea-horizontal-align="justify" draw:textarea-vertical-align="middle" draw:auto-grow-height="false" fo:min-height="0.437cm" fo:min-width="4.023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ffb66c" draw:textarea-horizontal-align="justify" draw:textarea-vertical-align="middle" draw:auto-grow-height="false" fo:min-height="1.125cm" fo:min-width="4.023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ffb66c" draw:textarea-horizontal-align="justify" draw:textarea-vertical-align="middle" draw:auto-grow-height="false" fo:min-height="0.437cm" fo:min-width="4.023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ff6d6d" draw:textarea-horizontal-align="justify" draw:textarea-vertical-align="middle" draw:auto-grow-height="false" fo:min-height="0.437cm" fo:min-width="4.023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ff6d6d" draw:textarea-horizontal-align="justify" draw:textarea-vertical-align="middle" draw:auto-grow-height="false" fo:min-height="1.125cm" fo:min-width="4.023cm" loext:decorative="false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9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46cm" fo:min-width="0cm" fo:wrap-option="wrap" loext:decorative="false"/>
    </style:style>
    <style:style style:name="gr40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77bc65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solid" draw:fill-color="#77bc65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solid" draw:fill-color="#729fc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729fcf"/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8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10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11" style:family="paragraph">
      <loext:graphic-properties draw:fill="solid" draw:fill-color="#ffffa6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gradient" draw:fill-color="#729fcf" draw:fill-gradient-name="Gradient_20_18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gradient" draw:fill-color="#729fcf" draw:fill-gradient-name="Gradient_20_18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solid" draw:fill-color="#8e86ae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8e86ae"/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="solid" draw:fill-color="#ffb66c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7" style:family="paragraph">
      <loext:graphic-properties draw:fill="solid" draw:fill-color="#ffb66c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solid" draw:fill-color="#ffb66c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="solid" draw:fill-color="#ff6d6d"/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="solid" draw:fill-color="#ff6d6d"/>
      <style:paragraph-properties fo:text-align="center"/>
      <style:text-properties fo:font-size="8pt" style:font-size-asian="8pt" style:font-size-complex="8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Gateway Endpoint: List users" draw:style-name="gr1" xml:id="id10" draw:id="id10">
          <draw:custom-shape draw:name="Header 1" draw:style-name="gr2" draw:text-style-name="P2" draw:layer="layout" svg:width="4.523cm" svg:height="0.687cm" svg:x="18cm" svg:y="14cm">
            <text:p text:style-name="P1"><text:span text:style-name="T1">Gateway (interna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ask 1" draw:style-name="gr3" draw:text-style-name="P4" draw:layer="layout" svg:width="4.523cm" svg:height="1.375cm" svg:x="18cm" svg:y="14.687cm">
            <text:p text:style-name="P3"><text:span text:style-name="T2">Build Endpoint:</text:span><text:span text:style-name="T2"><text:line-break/></text:span><text:span text:style-name="T2">List user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Gateway Endpoint: Set user status" draw:style-name="gr1" xml:id="id9" draw:id="id9">
          <draw:custom-shape draw:name="Header 2" draw:style-name="gr2" draw:text-style-name="P2" draw:layer="layout" svg:width="4.523cm" svg:height="0.687cm" svg:x="18cm" svg:y="11.5cm">
            <text:p text:style-name="P1"><text:span text:style-name="T1">Gateway (interna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ask 2" draw:style-name="gr3" draw:text-style-name="P4" draw:layer="layout" svg:width="4.523cm" svg:height="1.375cm" svg:x="18cm" svg:y="12.187cm">
            <text:p text:style-name="P3"><text:span text:style-name="T2">Build </text:span><text:span text:style-name="T2">Endpoint:</text:span><text:span text:style-name="T2"><text:line-break/></text:span><text:span text:style-name="T2">Set user </text:span><text:span text:style-name="T2">statu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Gateway Endpoint: Get available catalogs" draw:style-name="gr1" xml:id="id6" draw:id="id6">
          <draw:custom-shape draw:name="Header 3" draw:style-name="gr4" draw:text-style-name="P5" draw:layer="layout" svg:width="4.523cm" svg:height="0.687cm" svg:x="18cm" svg:y="4cm">
            <text:p text:style-name="P1"><text:span text:style-name="T1">Gateway (externa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ask 3" draw:style-name="gr5" draw:text-style-name="P6" draw:layer="layout" svg:width="4.523cm" svg:height="1.375cm" svg:x="18cm" svg:y="4.687cm">
            <text:p text:style-name="P3"><text:span text:style-name="T2">Build Endpoint:</text:span><text:span text:style-name="T2"><text:line-break/></text:span><text:span text:style-name="T2">Get available catalog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Gateway Endpoint: Get single catalog" draw:style-name="gr1" xml:id="id7" draw:id="id7">
          <draw:custom-shape draw:name="Header 4" draw:style-name="gr4" draw:text-style-name="P5" draw:layer="layout" svg:width="4.523cm" svg:height="0.687cm" svg:x="18cm" svg:y="6.5cm">
            <text:p text:style-name="P1"><text:span text:style-name="T1">Gateway (externa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ask 4" draw:style-name="gr5" draw:text-style-name="P6" draw:layer="layout" svg:width="4.523cm" svg:height="1.375cm" svg:x="18cm" svg:y="7.187cm">
            <text:p text:style-name="P3"><text:span text:style-name="T2">Build Endpoint:</text:span><text:span text:style-name="T2"><text:line-break/></text:span><text:span text:style-name="T2">Get single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Gateway Endpoint: Register/verify user" draw:style-name="gr1" xml:id="id8" draw:id="id8">
          <draw:custom-shape draw:name="Header 5" draw:style-name="gr4" draw:text-style-name="P5" draw:layer="layout" svg:width="4.523cm" svg:height="0.687cm" svg:x="18cm" svg:y="9cm">
            <text:p text:style-name="P1"><text:span text:style-name="T1">Gateway (externa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ask 5" draw:style-name="gr5" draw:text-style-name="P6" draw:layer="layout" svg:width="4.523cm" svg:height="1.375cm" svg:x="18cm" svg:y="9.687cm">
            <text:p text:style-name="P3"><text:span text:style-name="T2">Build Endpoint:</text:span><text:span text:style-name="T2"><text:line-break/></text:span><text:span text:style-name="T2">Register/verify 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Backend Endpoint: Get single catalog" draw:style-name="gr1" xml:id="id3" draw:id="id3">
          <draw:custom-shape draw:name="Header 6" draw:style-name="gr6" draw:text-style-name="P8" draw:layer="layout" svg:width="4.523cm" svg:height="0.687cm" svg:x="11cm" svg:y="6.5cm">
            <text:p text:style-name="P7"><text:span text:style-name="T1">Backend A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ask 6" draw:style-name="gr7" draw:text-style-name="P10" draw:layer="layout" svg:width="4.523cm" svg:height="1.375cm" svg:x="11cm" svg:y="7.187cm">
            <text:p text:style-name="P9"><text:span text:style-name="T3">Build Endpoint:</text:span><text:span text:style-name="T3"><text:line-break/></text:span><text:span text:style-name="T2">Get single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Backend Endpoint: Get available catalogs" draw:style-name="gr1" xml:id="id2" draw:id="id2">
          <draw:custom-shape draw:name="Header 7" draw:style-name="gr8" draw:text-style-name="P11" draw:layer="layout" svg:width="4.523cm" svg:height="0.687cm" svg:x="11cm" svg:y="4cm">
            <text:p text:style-name="P1"><text:span text:style-name="T1">Backend A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ask 7" draw:style-name="gr9" draw:text-style-name="P10" draw:layer="layout" svg:width="4.523cm" svg:height="1.375cm" svg:x="11cm" svg:y="4.687cm">
            <text:p text:style-name="P9"><text:span text:style-name="T3">Build Endpoint:</text:span><text:span text:style-name="T3"><text:line-break/></text:span><text:span text:style-name="T2">Get available catalog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Backend Endpoint: Get available catalogs 1" draw:style-name="gr1" xml:id="id1" draw:id="id1">
          <draw:custom-shape draw:name="Header 8" draw:style-name="gr8" draw:text-style-name="P11" draw:layer="layout" svg:width="4.523cm" svg:height="0.687cm" svg:x="3.5cm" svg:y="5.25cm">
            <text:p text:style-name="P1"><text:span text:style-name="T1">Backend A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ask 8" draw:style-name="gr10" draw:text-style-name="P10" draw:layer="layout" svg:width="4.523cm" svg:height="1.375cm" svg:x="3.5cm" svg:y="5.937cm">
            <text:p text:style-name="P9"><text:span text:style-name="T3">Add API Controller to the existing backen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Gateway Endpoint: Get available catalogs 1" draw:style-name="gr1" xml:id="id4" draw:id="id4">
          <draw:custom-shape draw:name="Header 9" draw:style-name="gr11" draw:text-style-name="P12" draw:layer="layout" svg:width="4.523cm" svg:height="0.687cm" svg:x="3.5cm" svg:y="9cm">
            <text:p text:style-name="P1"><text:span text:style-name="T1">Gatew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ask 9" draw:style-name="gr12" draw:text-style-name="P13" draw:layer="layout" svg:width="4.523cm" svg:height="1.375cm" svg:x="3.5cm" svg:y="9.687cm">
            <text:p text:style-name="P3"><text:span text:style-name="T2">Setup Gateway server &amp; databa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Gateway Endpoint: Get available catalogs 2" draw:style-name="gr1" xml:id="id5" draw:id="id5">
          <draw:custom-shape draw:name="Header 10" draw:style-name="gr11" draw:text-style-name="P12" draw:layer="layout" svg:width="4.523cm" svg:height="0.687cm" svg:x="11cm" svg:y="9cm">
            <text:p text:style-name="P1"><text:span text:style-name="T1">Gatew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ask 10" draw:style-name="gr12" draw:text-style-name="P13" draw:layer="layout" svg:width="4.523cm" svg:height="1.375cm" svg:x="11cm" svg:y="9.687cm">
            <text:p text:style-name="P3"><text:span text:style-name="T2">Setup Gateway controller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Gateway Endpoint: Register/verify user 1" draw:style-name="gr1" xml:id="id12" draw:id="id12">
          <draw:custom-shape draw:name="Header 11" draw:style-name="gr13" draw:text-style-name="P14" draw:layer="layout" svg:width="4.523cm" svg:height="0.687cm" svg:x="25cm" svg:y="5.25cm">
            <text:p text:style-name="P1"><text:span text:style-name="T1">optadata focu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ask 11" draw:style-name="gr14" draw:text-style-name="P15" draw:layer="layout" svg:width="4.523cm" svg:height="1.375cm" svg:x="25cm" svg:y="5.937cm">
            <text:p text:style-name="P3"><text:span text:style-name="T2">Connect external gateway endpoints to optadata focu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Gateway Endpoint: List users 1" draw:style-name="gr1" xml:id="id13" draw:id="id13">
          <draw:custom-shape draw:name="Header 12" draw:style-name="gr15" draw:text-style-name="P16" draw:layer="layout" svg:width="4.523cm" svg:height="0.687cm" svg:x="25cm" svg:y="14cm">
            <text:p text:style-name="P7"><text:span text:style-name="T1">Admin 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ask 12" draw:style-name="gr16" draw:text-style-name="P17" draw:layer="layout" svg:width="4.523cm" svg:height="1.375cm" svg:x="25cm" svg:y="14.687cm">
            <text:p text:style-name="P3"><text:span text:style-name="T2">Connect internal gateway endpoints to the admin 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Gateway Endpoint: Set user status 1" draw:style-name="gr1" xml:id="id14" draw:id="id14">
          <draw:custom-shape draw:name="Header 13" draw:style-name="gr17" draw:text-style-name="P18" draw:layer="layout" svg:width="4.523cm" svg:height="0.687cm" svg:x="18cm" svg:y="16.5cm">
            <text:p text:style-name="P1"><text:span text:style-name="T1">Admin 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ask 13" draw:style-name="gr16" draw:text-style-name="P17" draw:layer="layout" svg:width="4.523cm" svg:height="1.375cm" svg:x="18cm" svg:y="17.187cm">
            <text:p text:style-name="P3"><text:span text:style-name="T2">Build admin interface plugin for the existing management conso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Gateway Endpoint: Register/verify user 2" draw:style-name="gr1" xml:id="id11" draw:id="id11">
          <draw:custom-shape draw:name="Header 14" draw:style-name="gr13" draw:text-style-name="P14" draw:layer="layout" svg:width="4.523cm" svg:height="0.687cm" svg:x="18cm" svg:y="1.5cm">
            <text:p text:style-name="P1"><text:span text:style-name="T1">optadata focu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ask 14" draw:style-name="gr14" draw:text-style-name="P15" draw:layer="layout" svg:width="4.523cm" svg:height="1.375cm" svg:x="18cm" svg:y="2.187cm">
            <text:p text:style-name="P3"><text:span text:style-name="T2">Build catalog handler for catalogs in the HIMSA standar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Gateway Endpoint: Set user status 2" draw:style-name="gr1" xml:id="id15" draw:id="id15">
          <draw:custom-shape draw:name="Header 15" draw:style-name="gr18" draw:text-style-name="P19" draw:layer="layout" svg:width="4.523cm" svg:height="0.687cm" svg:x="33cm" svg:y="9cm">
            <text:p text:style-name="P1"><text:span text:style-name="T1">Integration 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ask 15" draw:style-name="gr19" draw:text-style-name="P20" draw:layer="layout" svg:width="4.523cm" svg:height="1.375cm" svg:x="33cm" svg:y="9.687cm">
            <text:p text:style-name="P3"><text:span text:style-name="T2">Final test of the complete </text:span><text:span text:style-name="T2">workflow through all </text:span><text:span text:style-name="T2">compon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0" draw:text-style-name="P21" draw:layer="layout" draw:type="lines" svg:x1="8.023cm" svg:y1="6.281cm" svg:x2="11cm" svg:y2="5.031cm" draw:start-shape="id1" draw:start-glue-point="1" draw:end-shape="id2" draw:end-glue-point="3" svg:d="M8023 6281h499l1977-1250h501" svg:viewBox="0 0 2978 1251">
          <text:p/>
        </draw:connector>
        <draw:connector draw:style-name="gr21" draw:text-style-name="P21" draw:layer="layout" draw:type="lines" svg:x1="8.023cm" svg:y1="6.281cm" svg:x2="11cm" svg:y2="7.531cm" draw:start-shape="id1" draw:start-glue-point="1" draw:end-shape="id3" draw:end-glue-point="3" svg:d="M8023 6281h499l1977 1250h501" svg:viewBox="0 0 2978 1251">
          <text:p/>
        </draw:connector>
        <draw:connector draw:style-name="gr22" draw:text-style-name="P21" draw:layer="layout" draw:type="lines" svg:x1="8.023cm" svg:y1="10.031cm" svg:x2="11cm" svg:y2="10.031cm" draw:start-shape="id4" draw:start-glue-point="1" draw:end-shape="id5" draw:end-glue-point="3" svg:d="M8023 10031h499 1977 501" svg:viewBox="0 0 2978 1">
          <text:p/>
        </draw:connector>
        <draw:connector draw:style-name="gr23" draw:text-style-name="P21" draw:layer="layout" draw:type="lines" svg:x1="15.523cm" svg:y1="5.031cm" svg:x2="18cm" svg:y2="5.031cm" draw:start-shape="id2" draw:start-glue-point="1" draw:end-shape="id6" draw:end-glue-point="3" svg:d="M15523 5031h499 1477 501" svg:viewBox="0 0 2478 1">
          <text:p/>
        </draw:connector>
        <draw:connector draw:style-name="gr24" draw:text-style-name="P21" draw:layer="layout" draw:type="lines" svg:x1="15.523cm" svg:y1="7.531cm" svg:x2="18cm" svg:y2="7.531cm" draw:start-shape="id3" draw:start-glue-point="1" draw:end-shape="id7" draw:end-glue-point="3" svg:d="M15523 7531h499 1477 501" svg:viewBox="0 0 2478 1">
          <text:p/>
        </draw:connector>
        <draw:connector draw:style-name="gr25" draw:text-style-name="P21" draw:layer="layout" draw:type="lines" svg:x1="15.523cm" svg:y1="10.031cm" svg:x2="18cm" svg:y2="10.031cm" draw:start-shape="id5" draw:start-glue-point="1" draw:end-shape="id8" draw:end-glue-point="3" svg:d="M15523 10031h499 1477 501" svg:viewBox="0 0 2478 1">
          <text:p/>
        </draw:connector>
        <draw:connector draw:style-name="gr26" draw:text-style-name="P21" draw:layer="layout" draw:type="lines" svg:x1="15.523cm" svg:y1="10.031cm" svg:x2="18cm" svg:y2="12.531cm" draw:start-shape="id5" draw:start-glue-point="1" draw:end-shape="id9" draw:end-glue-point="3" svg:d="M15523 10031h499l1477 2500h501" svg:viewBox="0 0 2478 2501">
          <text:p/>
        </draw:connector>
        <draw:connector draw:style-name="gr27" draw:text-style-name="P21" draw:layer="layout" draw:type="lines" svg:x1="15.523cm" svg:y1="10.031cm" svg:x2="18cm" svg:y2="15.031cm" draw:start-shape="id5" draw:start-glue-point="1" draw:end-shape="id10" draw:end-glue-point="3" svg:d="M15523 10031h499l1477 5000h501" svg:viewBox="0 0 2478 5001">
          <text:p/>
        </draw:connector>
        <draw:connector draw:style-name="gr28" draw:text-style-name="P21" draw:layer="layout" draw:type="lines" svg:x1="15.523cm" svg:y1="10.031cm" svg:x2="18cm" svg:y2="7.531cm" draw:start-shape="id5" draw:start-glue-point="1" draw:end-shape="id7" draw:end-glue-point="3" svg:d="M15523 10031h499l1477-2500h501" svg:viewBox="0 0 2478 2501">
          <text:p/>
        </draw:connector>
        <draw:connector draw:style-name="gr29" draw:text-style-name="P21" draw:layer="layout" draw:type="lines" svg:x1="15.523cm" svg:y1="10.031cm" svg:x2="18cm" svg:y2="5.031cm" draw:start-shape="id5" draw:start-glue-point="1" draw:end-shape="id6" draw:end-glue-point="3" svg:d="M15523 10031h499l1477-5000h501" svg:viewBox="0 0 2478 5001">
          <text:p/>
        </draw:connector>
        <draw:connector draw:style-name="gr30" draw:text-style-name="P21" draw:layer="layout" draw:type="lines" svg:x1="22.523cm" svg:y1="2.531cm" svg:x2="25cm" svg:y2="6.281cm" draw:start-shape="id11" draw:end-shape="id12" svg:d="M22523 2531h499l1477 3750h501" svg:viewBox="0 0 2478 3751">
          <text:p/>
        </draw:connector>
        <draw:connector draw:style-name="gr31" draw:text-style-name="P21" draw:layer="layout" draw:type="lines" svg:x1="22.523cm" svg:y1="5.031cm" svg:x2="25cm" svg:y2="6.281cm" draw:start-shape="id6" draw:end-shape="id12" svg:d="M22523 5031h499l1477 1250h501" svg:viewBox="0 0 2478 1251">
          <text:p/>
        </draw:connector>
        <draw:connector draw:style-name="gr32" draw:text-style-name="P21" draw:layer="layout" draw:type="lines" svg:x1="22.523cm" svg:y1="7.531cm" svg:x2="25cm" svg:y2="6.281cm" draw:start-shape="id7" draw:end-shape="id12" svg:d="M22523 7531h499l1477-1250h501" svg:viewBox="0 0 2478 1251">
          <text:p/>
        </draw:connector>
        <draw:connector draw:style-name="gr33" draw:text-style-name="P21" draw:layer="layout" draw:type="lines" svg:x1="22.523cm" svg:y1="10.031cm" svg:x2="25cm" svg:y2="6.281cm" draw:start-shape="id8" draw:end-shape="id12" svg:d="M22523 10031h499l1477-3750h501" svg:viewBox="0 0 2478 3751">
          <text:p/>
        </draw:connector>
        <draw:connector draw:style-name="gr34" draw:text-style-name="P21" draw:layer="layout" draw:type="lines" svg:x1="22.523cm" svg:y1="12.531cm" svg:x2="25cm" svg:y2="15.031cm" draw:start-shape="id9" draw:end-shape="id13" svg:d="M22523 12531h499l1477 2500h501" svg:viewBox="0 0 2478 2501">
          <text:p/>
        </draw:connector>
        <draw:connector draw:style-name="gr35" draw:text-style-name="P21" draw:layer="layout" draw:type="lines" svg:x1="22.523cm" svg:y1="15.031cm" svg:x2="25cm" svg:y2="15.031cm" draw:start-shape="id10" draw:start-glue-point="1" draw:end-shape="id13" svg:d="M22523 15031h499 1477 501" svg:viewBox="0 0 2478 1">
          <text:p/>
        </draw:connector>
        <draw:connector draw:style-name="gr36" draw:text-style-name="P21" draw:layer="layout" draw:type="lines" svg:x1="22.523cm" svg:y1="17.531cm" svg:x2="25cm" svg:y2="15.031cm" draw:start-shape="id14" draw:end-shape="id13" svg:d="M22523 17531h499l1477-2500h501" svg:viewBox="0 0 2478 2501">
          <text:p/>
        </draw:connector>
        <draw:connector draw:style-name="gr37" draw:text-style-name="P21" draw:layer="layout" draw:type="lines" svg:x1="29.523cm" svg:y1="6.281cm" svg:x2="33cm" svg:y2="10.031cm" draw:start-shape="id12" draw:end-shape="id15" svg:d="M29523 6281h499l2477 3750h501" svg:viewBox="0 0 3478 3751">
          <text:p/>
        </draw:connector>
        <draw:connector draw:style-name="gr38" draw:text-style-name="P21" draw:layer="layout" draw:type="lines" svg:x1="29.523cm" svg:y1="15.031cm" svg:x2="33cm" svg:y2="10.031cm" draw:start-shape="id13" draw:start-glue-point="1" draw:end-shape="id15" svg:d="M29523 15031h499l2477-5000h501" svg:viewBox="0 0 3478 5001">
          <text:p/>
        </draw:connector>
        <draw:custom-shape draw:style-name="gr39" draw:text-style-name="P22" xml:id="id16" draw:id="id16" draw:layer="layout" svg:width="0.7cm" svg:height="0.7cm" svg:x="0.58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1" draw:layer="layout" draw:type="lines" svg:x1="1.286cm" svg:y1="10.05cm" svg:x2="3.5cm" svg:y2="10.031cm" draw:start-shape="id16" draw:start-glue-point="10" draw:end-shape="id4" draw:end-glue-point="3" svg:d="M1286 10050h501l1212-19h501" svg:viewBox="0 0 2215 20">
          <text:p/>
        </draw:connector>
        <draw:connector draw:style-name="gr41" draw:text-style-name="P21" draw:layer="layout" draw:type="lines" svg:x1="1.286cm" svg:y1="10.05cm" svg:x2="3.5cm" svg:y2="6.281cm" draw:start-shape="id16" draw:start-glue-point="10" draw:end-shape="id1" draw:end-glue-point="3" svg:d="M1286 10050h501l1212-3769h501" svg:viewBox="0 0 2215 3770">
          <text:p/>
        </draw:connector>
        <draw:connector draw:style-name="gr42" draw:text-style-name="P21" draw:layer="layout" draw:type="lines" draw:line-skew="0cm -14.192cm" svg:x1="1.286cm" svg:y1="10.05cm" svg:x2="18cm" svg:y2="17.531cm" draw:start-shape="id16" draw:start-glue-point="10" draw:end-shape="id14" draw:end-glue-point="3" svg:d="M1286 10050h501l1520 7481h14693" svg:viewBox="0 0 16715 7482">
          <text:p/>
        </draw:connector>
        <draw:connector draw:style-name="gr43" draw:text-style-name="P21" draw:layer="layout" draw:type="lines" draw:line-skew="0cm -14.646cm" svg:x1="1.286cm" svg:y1="10.05cm" svg:x2="18cm" svg:y2="2.531cm" draw:start-shape="id16" draw:start-glue-point="10" draw:end-shape="id11" draw:end-glue-point="3" svg:d="M1286 10050h501l1066-7519h15147" svg:viewBox="0 0 16715 752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8" draw:display-name="Gradient 18" draw:style="linear" draw:start-color="#77bc65" draw:end-color="#729fcf" draw:start-intensity="100%" draw:end-intensity="100%" draw:angle="90deg" draw:border="0%">
      <loext:gradient-stop svg:offset="0" loext:color-type="rgb" loext:color-value="#77bc65"/>
      <loext:gradient-stop svg:offset="1" loext:color-type="rgb" loext:color-value="#729fcf"/>
    </draw:gradient>
    <draw:gradient draw:name="Gradient_20_3" draw:display-name="Gradient 3" draw:style="linear" draw:start-color="#77bc65" draw:end-color="#729fcf" draw:start-intensity="100%" draw:end-intensity="100%" draw:angle="30deg" draw:border="0%">
      <loext:gradient-stop svg:offset="0" loext:color-type="rgb" loext:color-value="#77bc65"/>
      <loext:gradient-stop svg:offset="1" loext:color-type="rgb" loext:color-value="#729fc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5:09:39.159503713</meta:creation-date>
    <dc:date>2025-11-20T16:12:33.509447204</dc:date>
    <meta:editing-duration>PT27M34S</meta:editing-duration>
    <meta:editing-cycles>5</meta:editing-cycles>
    <meta:generator>LibreOffice/25.2.6.2$Linux_X86_64 LibreOffice_project/520$Build-2</meta:generator>
    <meta:document-statistic meta:object-count="69"/>
  </office:meta>
</office:document-meta>
</file>